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Exec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Chors OK</text:p>
          </table:table-cell>
          <table:table-cell office:value-type="string">
            <text:p>Serv OK</text:p>
          </table:table-cell>
          <table:table-cell office:value-type="string">
            <text:p>Time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 table:number-rows-repeated="104851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 style:data-style-name="N2" text:time-value="0000-00-00T15:02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7T19:42:09</meta:creation-date>
    <dc:date>2013-10-24T15:03:53</dc:date>
    <meta:editing-duration>PT58S</meta:editing-duration>
    <meta:editing-cycles>4</meta:editing-cycles>
    <meta:generator>LibreOffice/4.0.4.2$Linux_X86_64 LibreOffice_project/400m0$Build-2</meta:generator>
    <meta:document-statistic meta:table-count="1" meta:cell-count="207" meta:object-count="0"/>
  </office:meta>
</office:document-meta>
</file>